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37cm" fo:min-width="6.104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939cm" fo:min-width="6.104cm"/>
    </style:style>
    <style:style style:name="gr3" style:family="graphic" style:parent-style-name="standard">
      <style:graphic-properties draw:textarea-horizontal-align="justify" draw:textarea-vertical-align="middle" draw:auto-grow-height="false" fo:min-height="0.944cm" fo:min-width="6.104cm"/>
    </style:style>
    <style:style style:name="gr4" style:family="graphic" style:parent-style-name="standard">
      <style:graphic-properties draw:textarea-horizontal-align="justify" draw:textarea-vertical-align="middle" draw:auto-grow-height="false" fo:min-height="0.943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0.938cm" fo:min-width="6.104cm"/>
    </style:style>
    <style:style style:name="gr6" style:family="graphic" style:parent-style-name="standard">
      <style:graphic-properties draw:textarea-horizontal-align="justify" draw:textarea-vertical-align="middle" draw:auto-grow-height="false" fo:min-height="0.939cm" fo:min-width="6.104cm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0.385cm" fo:min-width="6.104cm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 fo:min-height="0.937cm" fo:min-width="6.104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0.302cm" fo:min-width="6.104cm"/>
    </style:style>
    <style:style style:name="gr10" style:family="graphic" style:parent-style-name="standard">
      <style:graphic-properties draw:textarea-horizontal-align="justify" draw:textarea-vertical-align="middle" draw:auto-grow-height="false" fo:min-height="0.302cm" fo:min-width="6.104cm"/>
    </style:style>
    <style:style style:name="gr11" style:family="graphic" style:parent-style-name="standard">
      <style:graphic-properties draw:textarea-horizontal-align="justify" draw:textarea-vertical-align="middle" draw:auto-grow-height="false" fo:min-height="0.819cm" fo:min-width="17.407cm"/>
    </style:style>
    <style:style style:name="gr12" style:family="graphic" style:parent-style-name="standard">
      <style:graphic-properties draw:textarea-horizontal-align="justify" draw:textarea-vertical-align="middle" draw:auto-grow-height="false" fo:min-height="0.819cm" fo:min-width="2.802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cc99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00cc0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9999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1.187cm" svg:x="1.647cm" svg:y="0.627cm">
          <text:p text:style-name="P1"><text:span text:style-name="T1">Input </text:span></text:p>
          <text:p text:style-name="P1"><text:span text:style-name="T1">3@160, 3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1.189cm" svg:x="1.647cm" svg:y="2.15cm">
          <text:p text:style-name="P1"><text:span text:style-name="T1">01_MaxPool: ps=1x4</text:span></text:p>
          <text:p text:style-name="P1"><text:span text:style-name="T1">3 @ 160, 7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.187cm" svg:x="1.647cm" svg:y="3.674cm">
          <text:p text:style-name="P1"><text:span text:style-name="T1">02_Conv2D: k=</text:span><text:span text:style-name="T1">3x3</text:span></text:p>
          <text:p text:style-name="P1"><text:span text:style-name="T1">4 @ 37, 3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604cm" svg:height="1.194cm" svg:x="1.647cm" svg:y="5.196cm">
          <text:p text:style-name="P1"><text:span text:style-name="T1">03_Conv2D: k=</text:span><text:span text:style-name="T1">3x3</text:span></text:p>
          <text:p text:style-name="P1"><text:span text:style-name="T1">6 @ 35, 3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.187cm" svg:x="1.647cm" svg:y="6.726cm">
          <text:p text:style-name="P1"><text:span text:style-name="T1">04_Conv2D: k=</text:span><text:span text:style-name="T1">3x3</text:span></text:p>
          <text:p text:style-name="P1"><text:span text:style-name="T1">9 @ 33, 3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04cm" svg:height="1.193cm" svg:x="1.647cm" svg:y="8.248cm">
          <text:p text:style-name="P1"><text:span text:style-name="T1">05_Conv2D: k=</text:span><text:span text:style-name="T1">3x3</text:span></text:p>
          <text:p text:style-name="P1"><text:span text:style-name="T1">9 @ 31, 3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04cm" svg:height="1.188cm" svg:x="1.647cm" svg:y="9.776cm">
          <text:p text:style-name="P1"><text:span text:style-name="T1">06_Conv2D: k=</text:span><text:span text:style-name="T1">3x3</text:span></text:p>
          <text:p text:style-name="P1"><text:span text:style-name="T1">12 @ 29, 29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04cm" svg:height="1.188cm" svg:x="1.647cm" svg:y="11.3cm">
          <text:p text:style-name="P1"><text:span text:style-name="T1">07_Conv2D: k=</text:span><text:span text:style-name="T1">3x3</text:span></text:p>
          <text:p text:style-name="P1"><text:span text:style-name="T1">12 @ 27, 27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04cm" svg:height="1.188cm" svg:x="1.647cm" svg:y="12.823cm">
          <text:p text:style-name="P1"><text:span text:style-name="T1">08_Conv2D: k=</text:span><text:span text:style-name="T1">3x3</text:span></text:p>
          <text:p text:style-name="P1"><text:span text:style-name="T1">16 @ 25, 25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04cm" svg:height="1.188cm" svg:x="1.647cm" svg:y="14.347cm">
          <text:p text:style-name="P1"><text:span text:style-name="T1">09_Conv2D: k=</text:span><text:span text:style-name="T1">3x3</text:span></text:p>
          <text:p text:style-name="P1"><text:span text:style-name="T1">24 @ 23, 2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604cm" svg:height="1.188cm" svg:x="1.647cm" svg:y="15.871cm">
          <text:p text:style-name="P1"><text:span text:style-name="T1">10_Conv2D: k=</text:span><text:span text:style-name="T1">3x3</text:span></text:p>
          <text:p text:style-name="P1"><text:span text:style-name="T1">24 @ 21, 2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.187cm" svg:x="1.647cm" svg:y="17.394cm">
          <text:p text:style-name="P1"><text:span text:style-name="T1">11_Conv2D: k=</text:span><text:span text:style-name="T1">3x3</text:span></text:p>
          <text:p text:style-name="P1"><text:span text:style-name="T1">32 @ 19, 19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604cm" svg:height="1.189cm" svg:x="1.647cm" svg:y="18.917cm">
          <text:p text:style-name="P1"><text:span text:style-name="T1">12_Conv2D: k=3x3, ss=2x1</text:span></text:p>
          <text:p text:style-name="P1"><text:span text:style-name="T1">32 @ 9, 1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1.187cm" svg:x="1.647cm" svg:y="20.441cm">
          <text:p text:style-name="P1"><text:span text:style-name="T1">13_Conv2D: k=3x3, ss=2x1</text:span></text:p>
          <text:p text:style-name="P1"><text:span text:style-name="T1">48 @ 4, 15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604cm" svg:height="0.635cm" svg:x="1.647cm" svg:y="23.487cm">
          <text:p text:style-name="P1"><text:span text:style-name="T1">14_FC1: 288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604cm" svg:height="1.187cm" svg:x="1.647cm" svg:y="21.964cm">
          <text:p text:style-name="P1"><text:span text:style-name="T1">Flatten: </text:span><text:span text:style-name="T1"><text:a xlink:href="mailto:48@4" xlink:type="simple">48@4</text:a></text:span><text:span text:style-name="T1">,15 → 2880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04cm" svg:height="0.552cm" svg:x="1.647cm" svg:y="24.456cm">
          <text:p text:style-name="P1"><text:span text:style-name="T1">15_FC2: 51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04cm" svg:height="0.552cm" svg:x="1.647cm" svg:y="25.344cm">
          <text:p text:style-name="P1"><text:span text:style-name="T1">16_FC3: 128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04cm" svg:height="0.552cm" svg:x="1.647cm" svg:y="26.232cm">
          <text:p text:style-name="P1"><text:span text:style-name="T1">17_FC4: 50 (sigmoid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04cm" svg:height="0.552cm" svg:x="1.647cm" svg:y="27.119cm">
          <text:p text:style-name="P1"><text:span text:style-name="T1">18_FC5: 10 (sigmoid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604cm" svg:height="0.552cm" svg:x="1.647cm" svg:y="28.007cm">
          <text:p text:style-name="P1"><text:span text:style-name="T1">Output: 1 (linear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.907cm" svg:height="1.069cm" draw:transform="rotate (-1.5707963267949) translate (10.271cm 3.667cm)">
          <text:p text:style-name="P5">Each layer has 0.1 dropout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302cm" svg:height="1.069cm" draw:transform="rotate (-1.5707963267949) translate (10.197cm 23.479cm)">
          <text:p text:style-name="P5">Each layer has </text:p>
          <text:p text:style-name="P5">0.5 dropout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8.239cm" svg:y1="23.479cm" svg:x2="9.128cm" svg:y2="23.479cm">
          <text:p/>
        </draw:line>
        <draw:line draw:style-name="gr13" draw:text-style-name="P6" draw:layer="layout" svg:x1="8.239cm" svg:y1="26.781cm" svg:x2="9.255cm" svg:y2="26.781cm">
          <text:p/>
        </draw:line>
        <draw:line draw:style-name="gr13" draw:text-style-name="P6" draw:layer="layout" svg:x1="8.239cm" svg:y1="3.667cm" svg:x2="9.255cm" svg:y2="3.667cm">
          <text:p/>
        </draw:line>
        <draw:line draw:style-name="gr13" draw:text-style-name="P6" draw:layer="layout" svg:x1="8.239cm" svg:y1="21.574cm" svg:x2="9.255cm" svg:y2="21.5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18:21:11.947996952</meta:creation-date>
    <dc:date>2017-04-10T19:20:22.240540606</dc:date>
    <meta:editing-duration>PT8M19S</meta:editing-duration>
    <meta:editing-cycles>1</meta:editing-cycles>
    <meta:document-statistic meta:object-count="27"/>
    <meta:generator>LibreOffice/5.2.2.2$Linux_X86_64 LibreOffice_project/20m0$Build-2</meta:generator>
  </office:meta>
</office:document-meta>
</file>